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2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93047272727" calcext:value-type="float">
            <text:p>13.27930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979862069" calcext:value-type="float">
            <text:p>13.2789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2452" calcext:value-type="float">
            <text:p>13.544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1246896552" calcext:value-type="float">
            <text:p>13.8071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2736" calcext:value-type="float">
            <text:p>14.5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52776" calcext:value-type="float">
            <text:p>14.2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65739310345" calcext:value-type="float">
            <text:p>13.02657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5864" calcext:value-type="float">
            <text:p>12.6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5177931035" calcext:value-type="float">
            <text:p>12.68251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95352" calcext:value-type="float">
            <text:p>12.68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0734285714" calcext:value-type="float">
            <text:p>12.7250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4904" calcext:value-type="float">
            <text:p>12.7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9522580645" calcext:value-type="float">
            <text:p>12.780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0304" calcext:value-type="float">
            <text:p>12.8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7819354839" calcext:value-type="float">
            <text:p>12.96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4048" calcext:value-type="float">
            <text:p>13.1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9963870968" calcext:value-type="float">
            <text:p>13.4289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04596129032" calcext:value-type="float">
            <text:p>13.460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39972" calcext:value-type="float">
            <text:p>13.08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7220645161" calcext:value-type="float">
            <text:p>13.163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45456" calcext:value-type="float">
            <text:p>13.2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4286451613" calcext:value-type="float">
            <text:p>13.286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7725714286" calcext:value-type="float">
            <text:p>13.4747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60869677419" calcext:value-type="float">
            <text:p>13.576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30381935484" calcext:value-type="float">
            <text:p>14.083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9424" calcext:value-type="float">
            <text:p>14.19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28180645161" calcext:value-type="float">
            <text:p>14.31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70576" calcext:value-type="float">
            <text:p>14.50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0557419355" calcext:value-type="float">
            <text:p>15.096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6665806452" calcext:value-type="float">
            <text:p>15.0426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77288" calcext:value-type="float">
            <text:p>14.1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36397419355" calcext:value-type="float">
            <text:p>14.0536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5928" calcext:value-type="float">
            <text:p>14.1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4503225806" calcext:value-type="float">
            <text:p>14.246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71685714286" calcext:value-type="float">
            <text:p>14.357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1649032258" calcext:value-type="float">
            <text:p>14.433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1530322581" calcext:value-type="float">
            <text:p>14.633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6616" calcext:value-type="float">
            <text:p>14.76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3243870968" calcext:value-type="float">
            <text:p>14.910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148" calcext:value-type="float">
            <text:p>15.15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23070967742" calcext:value-type="float">
            <text:p>15.632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15259354839" calcext:value-type="float">
            <text:p>15.8715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8322758621" calcext:value-type="float">
            <text:p>14.83083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04990967742" calcext:value-type="float">
            <text:p>14.1204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9424" calcext:value-type="float">
            <text:p>14.19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38361290323" calcext:value-type="float">
            <text:p>14.223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1551428571" calcext:value-type="float">
            <text:p>14.3041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72887741936" calcext:value-type="float">
            <text:p>14.3672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6090322581" calcext:value-type="float">
            <text:p>14.471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2728" calcext:value-type="float">
            <text:p>14.60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08451612903" calcext:value-type="float">
            <text:p>14.750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2192" calcext:value-type="float">
            <text:p>14.9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60025806452" calcext:value-type="float">
            <text:p>15.826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0864" calcext:value-type="float">
            <text:p>14.4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9814193548" calcext:value-type="float">
            <text:p>14.1449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4184" calcext:value-type="float">
            <text:p>14.19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81390967742" calcext:value-type="float">
            <text:p>14.288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21153103448" calcext:value-type="float">
            <text:p>14.4021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3187096774" calcext:value-type="float">
            <text:p>14.459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14934193548" calcext:value-type="float">
            <text:p>14.431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308" calcext:value-type="float">
            <text:p>14.52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3623225807" calcext:value-type="float">
            <text:p>14.6853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2712" calcext:value-type="float">
            <text:p>14.89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97569032258" calcext:value-type="float">
            <text:p>15.359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9860645161" calcext:value-type="float">
            <text:p>15.2759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54964" calcext:value-type="float">
            <text:p>14.05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9729032258" calcext:value-type="float">
            <text:p>14.039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00632" calcext:value-type="float">
            <text:p>14.1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06147096774" calcext:value-type="float">
            <text:p>14.160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624285714" calcext:value-type="float">
            <text:p>14.237262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46689032258" calcext:value-type="float">
            <text:p>14.274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1130322581" calcext:value-type="float">
            <text:p>14.313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81576" calcext:value-type="float">
            <text:p>14.4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90583225807" calcext:value-type="float">
            <text:p>14.5390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188" calcext:value-type="float">
            <text:p>14.71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3175483871" calcext:value-type="float">
            <text:p>15.083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72556129032" calcext:value-type="float">
            <text:p>15.2572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98144" calcext:value-type="float">
            <text:p>14.0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80616" calcext:value-type="float">
            <text:p>14.15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3300645161" calcext:value-type="float">
            <text:p>14.218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66885714286" calcext:value-type="float">
            <text:p>14.326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1094193548" calcext:value-type="float">
            <text:p>14.407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80345806452" calcext:value-type="float">
            <text:p>14.558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252" calcext:value-type="float">
            <text:p>14.66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67010322581" calcext:value-type="float">
            <text:p>14.8267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61216" calcext:value-type="float">
            <text:p>15.14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96523870968" calcext:value-type="float">
            <text:p>15.629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2789677419" calcext:value-type="float">
            <text:p>15.493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64336" calcext:value-type="float">
            <text:p>14.08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26683870968" calcext:value-type="float">
            <text:p>13.85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49912" calcext:value-type="float">
            <text:p>13.9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44784516129" calcext:value-type="float">
            <text:p>14.004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0648571429" calcext:value-type="float">
            <text:p>14.1260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052516129" calcext:value-type="float">
            <text:p>14.1730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3470967742" calcext:value-type="float">
            <text:p>14.047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47976" calcext:value-type="float">
            <text:p>14.2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5241290323" calcext:value-type="float">
            <text:p>14.394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1104" calcext:value-type="float">
            <text:p>14.6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45398709677" calcext:value-type="float">
            <text:p>15.454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6633548387" calcext:value-type="float">
            <text:p>15.2626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1344" calcext:value-type="float">
            <text:p>14.3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2209032258" calcext:value-type="float">
            <text:p>12.976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9844" calcext:value-type="float">
            <text:p>13.006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5597419355" calcext:value-type="float">
            <text:p>13.032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4611034483" calcext:value-type="float">
            <text:p>13.13546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4021935484" calcext:value-type="float">
            <text:p>13.1854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58252413793" calcext:value-type="float">
            <text:p>12.89582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2682857143" calcext:value-type="float">
            <text:p>13.0322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85675862069" calcext:value-type="float">
            <text:p>13.2385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8088571429" calcext:value-type="float">
            <text:p>13.6018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06016551724" calcext:value-type="float">
            <text:p>14.2206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97285517241" calcext:value-type="float">
            <text:p>13.40972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99914285714" calcext:value-type="float">
            <text:p>12.449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4286896552" calcext:value-type="float">
            <text:p>12.4294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23468571429" calcext:value-type="float">
            <text:p>12.5723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0928" calcext:value-type="float">
            <text:p>13.1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63350909091" calcext:value-type="float">
            <text:p>12.65633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2788965517" calcext:value-type="float">
            <text:p>12.59727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33903225807" calcext:value-type="float">
            <text:p>12.6233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81788" calcext:value-type="float">
            <text:p>12.70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6728" calcext:value-type="float">
            <text:p>12.9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32358709677" calcext:value-type="float">
            <text:p>13.403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8803870968" calcext:value-type="float">
            <text:p>12.8818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85624" calcext:value-type="float">
            <text:p>12.67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20451612903" calcext:value-type="float">
            <text:p>12.922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0848" calcext:value-type="float">
            <text:p>12.97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6378064516" calcext:value-type="float">
            <text:p>13.0426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73748571429" calcext:value-type="float">
            <text:p>13.1773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9873548387" calcext:value-type="float">
            <text:p>13.282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6432" calcext:value-type="float">
            <text:p>13.55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64452857143" calcext:value-type="float">
            <text:p>13.68644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4889655172" calcext:value-type="float">
            <text:p>13.8444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73414285714" calcext:value-type="float">
            <text:p>14.1073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5713103448" calcext:value-type="float">
            <text:p>14.62157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7186206897" calcext:value-type="float">
            <text:p>14.6747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29333333333" calcext:value-type="float">
            <text:p>13.732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4008" calcext:value-type="float">
            <text:p>13.72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2897777778" calcext:value-type="float">
            <text:p>13.2122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893" calcext:value-type="float">
            <text:p>13.240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4593846154" calcext:value-type="float">
            <text:p>13.28845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9596" calcext:value-type="float">
            <text:p>13.341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77700645161" calcext:value-type="float">
            <text:p>13.547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648" calcext:value-type="float">
            <text:p>13.6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29603870968" calcext:value-type="float">
            <text:p>13.9029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9972" calcext:value-type="float">
            <text:p>14.226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0676129032" calcext:value-type="float">
            <text:p>14.896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55651612903" calcext:value-type="float">
            <text:p>14.415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5992" calcext:value-type="float">
            <text:p>13.3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7990967742" calcext:value-type="float">
            <text:p>13.4727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82" calcext:value-type="float">
            <text:p>13.5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75618064516" calcext:value-type="float">
            <text:p>13.577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3674482759" calcext:value-type="float">
            <text:p>13.64736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8527483871" calcext:value-type="float">
            <text:p>13.708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9106666667" calcext:value-type="float">
            <text:p>13.8479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42593846154" calcext:value-type="float">
            <text:p>13.97425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5591111111" calcext:value-type="float">
            <text:p>14.13955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645" calcext:value-type="float">
            <text:p>14.30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63022222222" calcext:value-type="float">
            <text:p>15.1463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43715555556" calcext:value-type="float">
            <text:p>14.85437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47110344828" calcext:value-type="float">
            <text:p>14.0447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8514482759" calcext:value-type="float">
            <text:p>14.0908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41472" calcext:value-type="float">
            <text:p>14.28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37712" calcext:value-type="float">
            <text:p>14.3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65728" calcext:value-type="float">
            <text:p>14.3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68621428571" calcext:value-type="float">
            <text:p>14.62686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07581935484" calcext:value-type="float">
            <text:p>14.8907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35032" calcext:value-type="float">
            <text:p>14.9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13767741936" calcext:value-type="float">
            <text:p>15.071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8304" calcext:value-type="float">
            <text:p>15.20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16188387097" calcext:value-type="float">
            <text:p>15.6316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72550967742" calcext:value-type="float">
            <text:p>15.5972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7332" calcext:value-type="float">
            <text:p>14.908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95558709677" calcext:value-type="float">
            <text:p>14.439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12768" calcext:value-type="float">
            <text:p>14.3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228387097" calcext:value-type="float">
            <text:p>14.4444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531" calcext:value-type="float">
            <text:p>14.535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27212903226" calcext:value-type="float">
            <text:p>14.562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1587096774" calcext:value-type="float">
            <text:p>14.576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9648" calcext:value-type="float">
            <text:p>14.67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15912258065" calcext:value-type="float">
            <text:p>14.7715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34669333333" calcext:value-type="float">
            <text:p>14.903466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17987096774" calcext:value-type="float">
            <text:p>15.251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3106666667" calcext:value-type="float">
            <text:p>15.6513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02338666667" calcext:value-type="float">
            <text:p>14.300233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8823225806" calcext:value-type="float">
            <text:p>14.273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39008" calcext:value-type="float">
            <text:p>14.29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1065806452" calcext:value-type="float">
            <text:p>14.3721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93705714286" calcext:value-type="float">
            <text:p>14.4493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65424516129" calcext:value-type="float">
            <text:p>14.516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9086451613" calcext:value-type="float">
            <text:p>14.586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6458666667" calcext:value-type="float">
            <text:p>14.67564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53930322581" calcext:value-type="float">
            <text:p>14.7753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0248" calcext:value-type="float">
            <text:p>15.0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803483871" calcext:value-type="float">
            <text:p>15.1548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5998709677" calcext:value-type="float">
            <text:p>15.1725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05176" calcext:value-type="float">
            <text:p>14.2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3984516129" calcext:value-type="float">
            <text:p>14.126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1632" calcext:value-type="float">
            <text:p>14.28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4020645161" calcext:value-type="float">
            <text:p>14.413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2146206896" calcext:value-type="float">
            <text:p>14.579214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36100645161" calcext:value-type="float">
            <text:p>14.553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6824" calcext:value-type="float">
            <text:p>14.6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0886896552" calcext:value-type="float">
            <text:p>14.66208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4899862069" calcext:value-type="float">
            <text:p>14.92489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5322857143" calcext:value-type="float">
            <text:p>15.14453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12935172414" calcext:value-type="float">
            <text:p>16.05129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90874482759" calcext:value-type="float">
            <text:p>15.97908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3886896552" calcext:value-type="float">
            <text:p>14.01438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4972857143" calcext:value-type="float">
            <text:p>14.10249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4856" calcext:value-type="float">
            <text:p>14.12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3804" calcext:value-type="float">
            <text:p>14.27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0726" calcext:value-type="float">
            <text:p>14.19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865056" calcext:value-type="float">
            <text:p>14.318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6713846154" calcext:value-type="float">
            <text:p>14.60367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5307692308" calcext:value-type="float">
            <text:p>14.7095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00791428571" calcext:value-type="float">
            <text:p>15.2200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3174545455" calcext:value-type="float">
            <text:p>15.45931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1525" calcext:value-type="float">
            <text:p>14.04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5485714286" calcext:value-type="float">
            <text:p>13.206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40213333333" calcext:value-type="float">
            <text:p>13.2940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9064" calcext:value-type="float">
            <text:p>13.6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3752727273" calcext:value-type="float">
            <text:p>13.87837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4346666667" calcext:value-type="float">
            <text:p>14.1034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25824516129" calcext:value-type="float">
            <text:p>13.312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33488" calcext:value-type="float">
            <text:p>13.4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4698064516" calcext:value-type="float">
            <text:p>13.6034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78032" calcext:value-type="float">
            <text:p>13.81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2637419355" calcext:value-type="float">
            <text:p>14.474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58547096774" calcext:value-type="float">
            <text:p>14.175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4484" calcext:value-type="float">
            <text:p>13.16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5096774194" calcext:value-type="float">
            <text:p>12.86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6808" calcext:value-type="float">
            <text:p>12.9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7269677419" calcext:value-type="float">
            <text:p>12.9817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6351428571" calcext:value-type="float">
            <text:p>13.1916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419483871" calcext:value-type="float">
            <text:p>13.2254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65501935484" calcext:value-type="float">
            <text:p>13.226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9349677419" calcext:value-type="float">
            <text:p>13.502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8384" calcext:value-type="float">
            <text:p>13.74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3563870968" calcext:value-type="float">
            <text:p>14.404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0718709677" calcext:value-type="float">
            <text:p>13.9960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2808" calcext:value-type="float">
            <text:p>13.39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01024516129" calcext:value-type="float">
            <text:p>12.520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0472" calcext:value-type="float">
            <text:p>12.59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55042580645" calcext:value-type="float">
            <text:p>12.625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00852413793" calcext:value-type="float">
            <text:p>12.69008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4099394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66781935484" calcext:value-type="float">
            <text:p>12.726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74" meta:object-count="0"/>
    <meta:user-defined meta:name="AppVersion">3.0</meta:user-defined>
  </office:meta>
</office:document-meta>
</file>